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3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HAVEZ CHEVARRIA, RICARD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HAVEZ &amp; ADICTIVOS S.C.R.J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HAVEZ CHEVARRIA, RICAR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ESONES PEREZ, JIMMY POO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2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4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6055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2:02:4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